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87d" officeooo:paragraph-rsid="0018a87d"/>
    </style:style>
    <style:style style:name="P2" style:family="paragraph" style:parent-style-name="Standard">
      <style:text-properties officeooo:rsid="001aa864" officeooo:paragraph-rsid="001aa8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gular cmd line:</text:p>
      <text:p text:style-name="P1"/>
      <text:p text:style-name="P1">ng new your-project-name</text:p>
      <text:p text:style-name="P1">ng serve –open</text:p>
      <text:p text:style-name="P1"/>
      <text:p text:style-name="P1">ng generate component orders\order-create</text:p>
      <text:p text:style-name="P1"/>
      <text:p text:style-name="P2">ng add @angular/materia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08:32:35.985738116</meta:creation-date>
    <dc:date>2021-03-17T09:53:06.385404742</dc:date>
    <meta:editing-duration>PT20M10S</meta:editing-duration>
    <meta:editing-cycles>1</meta:editing-cycles>
    <meta:document-statistic meta:table-count="0" meta:image-count="0" meta:object-count="0" meta:page-count="1" meta:paragraph-count="5" meta:word-count="16" meta:character-count="120" meta:non-whitespace-character-count="109"/>
    <meta:generator>LibreOffice/6.4.6.2$Linux_X86_64 LibreOffice_project/40$Build-2</meta:generator>
  </office:meta>
</office:document-meta>
</file>